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5c45" officeooo:paragraph-rsid="000f5c45"/>
    </style:style>
    <style:style style:name="P2" style:family="paragraph" style:parent-style-name="Standard">
      <style:text-properties fo:font-weight="bold" officeooo:rsid="000f5c45" officeooo:paragraph-rsid="000f5c45" style:font-weight-asian="bold" style:font-weight-complex="bold"/>
    </style:style>
    <style:style style:name="P3" style:family="paragraph" style:parent-style-name="Standard">
      <style:text-properties fo:font-weight="bold" officeooo:rsid="001205c2" officeooo:paragraph-rsid="001205c2" style:font-weight-asian="bold" style:font-weight-complex="bold"/>
    </style:style>
    <style:style style:name="P4" style:family="paragraph" style:parent-style-name="Standard">
      <style:text-properties officeooo:rsid="001205c2" officeooo:paragraph-rsid="001205c2"/>
    </style:style>
    <style:style style:name="P5" style:family="paragraph" style:parent-style-name="Standard">
      <style:text-properties fo:color="#006699" officeooo:rsid="001325e4" officeooo:paragraph-rsid="001325e4"/>
    </style:style>
    <style:style style:name="P6" style:family="paragraph" style:parent-style-name="Standard">
      <style:paragraph-properties fo:text-align="center" style:justify-single-word="false"/>
      <style:text-properties fo:color="#006699" officeooo:rsid="0014af7a" officeooo:paragraph-rsid="0014af7a"/>
    </style:style>
    <style:style style:name="P7" style:family="paragraph" style:parent-style-name="Standard">
      <style:paragraph-properties fo:text-align="start" style:justify-single-word="false"/>
      <style:text-properties fo:color="#006699" officeooo:rsid="0014af7a" officeooo:paragraph-rsid="0014af7a"/>
    </style:style>
    <style:style style:name="P8" style:family="paragraph" style:parent-style-name="Standard">
      <style:text-properties fo:color="#006699" officeooo:rsid="001744ad" officeooo:paragraph-rsid="001744ad"/>
    </style:style>
    <style:style style:name="P9" style:family="paragraph" style:parent-style-name="Standard">
      <style:text-properties fo:color="#006699" officeooo:rsid="000f5c45" officeooo:paragraph-rsid="000f5c45"/>
    </style:style>
    <style:style style:name="P10" style:family="paragraph" style:parent-style-name="Standard">
      <style:text-properties fo:color="#ff3333" officeooo:rsid="001205c2" officeooo:paragraph-rsid="001205c2"/>
    </style:style>
    <style:style style:name="P11" style:family="paragraph" style:parent-style-name="Standard">
      <style:text-properties fo:color="#ff3333" officeooo:rsid="000f5c45" officeooo:paragraph-rsid="000f5c45"/>
    </style:style>
    <style:style style:name="P12" style:family="paragraph" style:parent-style-name="Standard">
      <style:text-properties fo:color="#111111" officeooo:rsid="001205c2" officeooo:paragraph-rsid="001205c2"/>
    </style:style>
    <style:style style:name="P13" style:family="paragraph" style:parent-style-name="Standard">
      <style:text-properties fo:color="#111111" officeooo:rsid="001ade40" officeooo:paragraph-rsid="001ade40"/>
    </style:style>
    <style:style style:name="P14" style:family="paragraph" style:parent-style-name="Standard">
      <style:paragraph-properties fo:text-align="center" style:justify-single-word="false"/>
      <style:text-properties fo:color="#111111" officeooo:rsid="001ade40" officeooo:paragraph-rsid="001ade40"/>
    </style:style>
    <style:style style:name="P15" style:family="paragraph" style:parent-style-name="Standard">
      <style:text-properties fo:color="#111111" fo:font-weight="bold" officeooo:rsid="001ade40" officeooo:paragraph-rsid="001ade40" style:font-weight-asian="bold" style:font-weight-complex="bold"/>
    </style:style>
    <style:style style:name="P16" style:family="paragraph" style:parent-style-name="Standard">
      <style:text-properties fo:color="#111111" fo:font-weight="bold" officeooo:rsid="001c7754" officeooo:paragraph-rsid="001c7754" style:font-weight-asian="bold" style:font-weight-complex="bold"/>
    </style:style>
    <style:style style:name="T1" style:family="text">
      <style:text-properties officeooo:rsid="000ff001"/>
    </style:style>
    <style:style style:name="T2" style:family="text">
      <style:text-properties officeooo:rsid="00116d1f"/>
    </style:style>
    <style:style style:name="T3" style:family="text">
      <style:text-properties officeooo:rsid="0014af7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ctivity</text:p>
      <text:p text:style-name="P2">DNA tree reconstruction </text:p>
      <text:p text:style-name="P1">1. Format a blast database for your genomes , so you can search locally.</text:p>
      <text:p text:style-name="P1">a. What do the parameters mean? </text:p>
      <text:p text:style-name="P9">- “<text:span text:style-name="T1">makeblastdb”: make a blast database</text:span></text:p>
      <text:p text:style-name="P9">- “-<text:span text:style-name="T1">in”: input fasta file</text:span></text:p>
      <text:p text:style-name="P9">- “-<text:span text:style-name="T2">dbtype nucl”: type of database is nucleotide</text:span></text:p>
      <text:p text:style-name="P1">b. Run the program for each nucleotide dataset </text:p>
      <text:p text:style-name="P1">makeblastdb -in &lt;inputfile.fa&gt; -dbtype nucl</text:p>
      <text:p text:style-name="P1"/>
      <text:p text:style-name="P1">2. It might be the easiest (but not necessary) to have all your genomes (genes) in</text:p>
      <text:p text:style-name="P1">one file, so you can make a single database for them (as long as entries in each</text:p>
      <text:p text:style-name="P1">file are labeled with genome they belong to).</text:p>
      <text:p text:style-name="P1">cat genome_0 genome_1 ... &gt; genomes_all</text:p>
      <text:p text:style-name="P1"><text:s/></text:p>
      <text:p text:style-name="P1">3. Use BLAST to query the database for the 16S rRNA file. Find the best hit in each</text:p>
      <text:p text:style-name="P1">genome as “actual” 16S rRNA and gather them as entries in a fasta file.</text:p>
      <text:p text:style-name="P1">Extract 16S sequence from BLAST results that you run against whole genome.</text:p>
      <text:p text:style-name="P11">a. What other parameters do you need and what do they mean ?</text:p>
      <text:p text:style-name="P11">b. Where do you find and what you need in the output ?</text:p>
      <text:p text:style-name="P1">blastn -outfmt 5 -query &lt;query file.fa&gt; -db &lt;database file.fa&gt; -out &lt;output</text:p>
      <text:p text:style-name="P1">file&gt;</text:p>
      <text:p text:style-name="P1"/>
      <text:p text:style-name="P3">Parsing options A or B </text:p>
      <text:p text:style-name="P4">A. Write a simple biopython blast parser using the ​ NCBIXML module </text:p>
      <text:p text:style-name="P4">○ To obtain XML output from BLAST use the -m 5 parameter. </text:p>
      <text:p text:style-name="P4"/>
      <text:p text:style-name="P4">B. If this is not possible, we can provide you with a existing script to parse the blast </text:p>
      <text:p text:style-name="P4">output (​ blastResultParser.py​ ). However, you should answer following questions </text:p>
      <text:p text:style-name="P4">in addition. </text:p>
      <text:p text:style-name="P4">○ How does the script choose the single best blast hit in each genome in the </text:p>
      <text:p text:style-name="P4">database? </text:p>
      <text:p text:style-name="P5">In a NCBIXML file, hit sequences <text:span text:style-name="T3">(HSPs) </text:span>are listed in the order of ascending E-value (i.e. sequences with higher score in the front of the list). In the biopython script we are provided, <text:span text:style-name="T3">it writes the sequence with highest score (i.e. lowest E-value) from the input file to output file, by using the code.</text:span></text:p>
      <text:p text:style-name="P6">sequence = str(blastAlignment.hsps[0].sbjct)</text:p>
      <text:p text:style-name="P7">Here hsps[0] means the first sequence in the list of high-scoring pairs (HSPs).</text:p>
      <text:p text:style-name="P4">○ To what does a blast record correspond? </text:p>
      <text:p text:style-name="P8">It corresponds to all the blast that we have done, given that we have one single XML file which containsall hits records obtained from blasting the query sequence aganist all 4 genomes 03, 08, 09, 18.</text:p>
      <text:p text:style-name="P10">2 <text:s/>What do we assume about the BLAST XML output? </text:p>
      <text:p text:style-name="P10"/>
      <text:p text:style-name="P10">What does this script output? </text:p>
      <text:p text:style-name="P12"/>
      <text:p text:style-name="P15">Align your sequences </text:p>
      <text:p text:style-name="P13">4. You can use KALIGN on the resulting sequence file to make a multiple alignment </text:p>
      <text:p text:style-name="P13">of the homologs identified in the previous step. </text:p>
      <text:p text:style-name="P13">a. What parameters for gap penalties exist, and would any of them make </text:p>
      <text:p text:style-name="P13">sense to apply? </text:p>
      <text:p text:style-name="P14"><text:soft-page-break/><text:s/>kalign &lt;infile&gt; &lt;outfile&gt;</text:p>
      <text:p text:style-name="P15">Perform tree reconstruction </text:p>
      <text:p text:style-name="P13">5. Reconstruct using more than one method, ​ ie ​ <text:s/>distance based and parsimony. </text:p>
      <text:p text:style-name="P13">a. What are the advantages of each? What influenced your choice? </text:p>
      <text:p text:style-name="P13">6. Learn about the various options of Belvu and how to create a tree from an </text:p>
      <text:p text:style-name="P13">alignment. </text:p>
      <text:p text:style-name="P13">a. Which distance correction method does Belvu use? </text:p>
      <text:p text:style-name="P13">b. How would you request a different distance correction. </text:p>
      <text:p text:style-name="P13">belvu -o tree &lt;fasta file&gt;</text:p>
      <text:p text:style-name="P13">7. An alternative way to look at the tree is to use tree ​ newick ​ <text:s/>viewer </text:p>
      <text:p text:style-name="P13">http://etetoolkit.org/treeview/ </text:p>
      <text:p text:style-name="P15"/>
      <text:p text:style-name="P16">Sequence Bootstrapping</text:p>
      <text:p text:style-name="P13">8. Your result is might merely be an artifact of sampling? To get a significance </text:p>
      <text:p text:style-name="P13">measure for the tree you can use bootstrapping. Explain ​ what bootstrapping is ​ . </text:p>
      <text:p text:style-name="P13">9. Construct a consensus tree with bootstrap support values from your alignment. </text:p>
      <text:p text:style-name="P13">a. What does N mean? </text:p>
      <text:p text:style-name="P13">b. What N do you choose and what consequences does that choice have? </text:p>
      <text:p text:style-name="P13">belvu -b N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09:51:34.813786324</meta:creation-date>
    <dc:date>2017-05-09T18:52:28.270878837</dc:date>
    <meta:editing-duration>PT48M50S</meta:editing-duration>
    <meta:editing-cycles>1</meta:editing-cycles>
    <meta:document-statistic meta:table-count="0" meta:image-count="0" meta:object-count="0" meta:page-count="2" meta:paragraph-count="59" meta:word-count="570" meta:character-count="3314" meta:non-whitespace-character-count="2677"/>
    <meta:generator>LibreOffice/5.1.6.2$Linux_X86_64 LibreOffice_project/10m0$Build-2</meta:generator>
  </office:meta>
</office:document-meta>
</file>